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arentProcessingNodeBuilder.buildChildNodesList( Configuration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ParentProcessingNodeBuilder.isParameter(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ParentProcessingNodeBuilder.buildChildNodes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entProcessingNodeBuild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arentProcessingNodeBuilder.getStringCollection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arentProcessingNodeBuilder.toNodeArray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entProcessingNodeBuilder.isChild( Configuration chil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